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2.0516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09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362in" fo:break-before="auto" style:use-optimal-row-height="true"/>
    </style:style>
    <style:style style:name="ro18" style:family="table-row">
      <style:table-row-properties style:row-height="0.7098in" fo:break-before="auto" style:use-optimal-row-height="true"/>
    </style:style>
    <style:style style:name="ro19" style:family="table-row">
      <style:table-row-properties style:row-height="0.3626in" fo:break-before="auto" style:use-optimal-row-height="true"/>
    </style:style>
    <style:style style:name="ro20" style:family="table-row">
      <style:table-row-properties style:row-height="0.8047in" fo:break-before="auto" style:use-optimal-row-height="true"/>
    </style:style>
    <style:style style:name="ro21" style:family="table-row">
      <style:table-row-properties style:row-height="1.1992in" fo:break-before="auto" style:use-optimal-row-height="true"/>
    </style:style>
    <style:style style:name="ro22" style:family="table-row">
      <style:table-row-properties style:row-height="0.4098in" fo:break-before="auto" style:use-optimal-row-height="true"/>
    </style:style>
    <style:style style:name="ro23" style:family="table-row">
      <style:table-row-properties style:row-height="0.489in" fo:break-before="auto" style:use-optimal-row-height="true"/>
    </style:style>
    <style:style style:name="ro24" style:family="table-row">
      <style:table-row-properties style:row-height="0.6154in" fo:break-before="auto" style:use-optimal-row-height="true"/>
    </style:style>
    <style:style style:name="ro25" style:family="table-row">
      <style:table-row-properties style:row-height="0.3154in" fo:break-before="auto" style:use-optimal-row-height="true"/>
    </style:style>
    <style:style style:name="ro26" style:family="table-row">
      <style:table-row-properties style:row-height="0.4654in" fo:break-before="auto" style:use-optimal-row-height="true"/>
    </style:style>
    <style:style style:name="ro27" style:family="table-row">
      <style:table-row-properties style:row-height="1.002in" fo:break-before="auto" style:use-optimal-row-height="true"/>
    </style:style>
    <style:style style:name="ro28" style:family="table-row">
      <style:table-row-properties style:row-height="0.6075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55" style:family="table-cell" style:parent-style-name="Default">
      <style:table-cell-properties fo:border="0.74pt solid #000000"/>
      <style:text-properties style:font-name="Avenir4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4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697" style:family="table-cell" style:parent-style-name="Default">
      <style:table-cell-properties fo:border="none" style:vertical-align="middle"/>
      <style:text-properties style:font-name="Avenir4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4"/>
    </style:style>
    <style:style style:name="ce301" style:family="table-cell" style:parent-style-name="Default">
      <style:table-cell-properties style:vertical-align="middle"/>
      <style:text-properties fo:color="#c9211e" style:font-name="Avenir4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81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6" style:family="table-cell" style:parent-style-name="Default">
      <style:table-cell-properties fo:border="0.74pt solid #000000" style:vertical-align="middle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4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47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20" style:family="table-cell" style:parent-style-name="Default"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9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1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5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5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5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47" style:family="table-cell" style:parent-style-name="Default">
      <style:table-cell-properties style:vertical-align="middle"/>
      <style:text-properties style:use-window-font-color="true" style:font-name="Avenir5"/>
    </style:style>
    <style:style style:name="ce184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5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4" fo:font-weight="bold"/>
    </style:style>
    <style:style style:name="ce187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4" fo:font-weight="normal"/>
    </style:style>
    <style:style style:name="ce187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4" fo:font-weight="bold"/>
    </style:style>
    <style:style style:name="ce187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79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6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5" fo:font-weight="bold"/>
    </style:style>
    <style:style style:name="ce16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485" style:family="table-cell" style:parent-style-name="Default">
      <style:table-cell-properties fo:wrap-option="wrap" style:vertical-align="middle"/>
      <style:text-properties style:font-name="Avenir5"/>
    </style:style>
    <style:style style:name="ce16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6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5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5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61" style:family="table-cell" style:parent-style-name="Default">
      <style:table-cell-properties fo:border="0.06pt solid #000000" style:vertical-align="middle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5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8pt"/>
    </style:style>
    <style:style style:name="ce16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5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5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5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5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7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5"/>
    </style:style>
    <style:style style:name="ce1357" style:family="table-cell" style:parent-style-name="Default">
      <style:table-cell-properties fo:border="none" style:vertical-align="middle"/>
      <style:text-properties style:font-name="Avenir5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5"/>
    </style:style>
    <style:style style:name="ce17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01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, Krad-paplovag ember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3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3" calcext:value-type="float">
            <text:p>3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47" table:content-validation-name="val49" table:formula="of:=[$Data.$K$6]+([.$D$8]*(   ((2*[.C22])+[$Data.$K7])  +   ((2*[.$C23])+[Data.$K8]) )  )" office:value-type="float" office:value="1318" calcext:value-type="float">
            <text:p>1318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648" calcext:value-type="float">
            <text:p>648</text:p>
          </table:table-cell>
          <table:table-cell table:style-name="ce73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994" calcext:value-type="float">
            <text:p>994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994" calcext:value-type="float">
            <text:p>994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97"/>
          <table:covered-table-cell table:style-name="ce155"/>
          <table:table-cell table:style-name="ce73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59"/>
          <table:table-cell table:style-name="ce220" table:content-validation-name="val64" table:formula="of:=[.$J16]+ROUNDDOWN([$Harcértékek.$I$3]/10)" office:value-type="float" office:value="5" calcext:value-type="float">
            <text:p>5</text:p>
          </table:table-cell>
          <table:table-cell table:style-name="ce297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16" calcext:value-type="float">
            <text:p>16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59"/>
          <table:table-cell table:style-name="ce220" table:content-validation-name="val64" table:formula="of:=[.$J17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94" calcext:value-type="float">
            <text:p>94</text:p>
          </table:table-cell>
          <table:table-cell table:style-name="ce73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59"/>
          <table:table-cell table:style-name="ce220" table:content-validation-name="val64" table:formula="of:=[.$J18]+ROUNDDOWN([$Harcértékek.$I$3]/10)" office:value-type="float" office:value="6" calcext:value-type="float">
            <text:p>6</text:p>
          </table:table-cell>
          <table:table-cell table:style-name="ce297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24" calcext:value-type="float">
            <text:p>24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0"/>
          <table:table-cell table:style-name="ce220" table:content-validation-name="val64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HM</text:p>
          </table:table-cell>
          <table:table-cell table:style-name="ce266" table:formula="of:=[$Harcértékek.$E$10]" office:value-type="float" office:value="110" calcext:value-type="float">
            <text:p>110</text:p>
          </table:table-cell>
          <table:table-cell table:style-name="ce733" table:formula="of:=([.$M22]/[.$E$13])*100" office:value-type="float" office:value="11.0663983903421" calcext:value-type="float">
            <text:p>11.07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Össz harcmodor</text:p>
          </table:table-cell>
          <table:table-cell table:style-name="ce733" table:formula="of:=SUM([.K16:.K23])" office:value-type="float" office:value="134" calcext:value-type="float">
            <text:p>134</text:p>
          </table:table-cell>
          <table:table-cell table:style-name="ce733" table:formula="of:=([.$M23]/[.$E$13])*100" office:value-type="float" office:value="13.4808853118712" calcext:value-type="float">
            <text:p>13.48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3" table:content-validation-name="val67" office:value-type="string" calcext:value-type="string">
            <text:p>Primer képzettség</text:p>
          </table:table-cell>
          <table:table-cell table:style-name="ce733" table:formula="of:=SUM([.K28:.K29])+SUM([.K38:.K42])" office:value-type="float" office:value="46" calcext:value-type="float">
            <text:p>46</text:p>
          </table:table-cell>
          <table:table-cell table:style-name="ce733" table:formula="of:=([.$M24]/[.$E$13])*100" office:value-type="float" office:value="4.62776659959759" calcext:value-type="float">
            <text:p>4.63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3" office:value-type="string" calcext:value-type="string">
            <text:p>Mesterfegyver</text:p>
          </table:table-cell>
          <table:table-cell table:style-name="ce733" table:formula="of:=[.E58]" office:value-type="float" office:value="30" calcext:value-type="float">
            <text:p>30</text:p>
          </table:table-cell>
          <table:table-cell table:style-name="ce733" table:formula="of:=([.$M25]/[.$E$13])*100" office:value-type="float" office:value="3.01810865191147" calcext:value-type="float">
            <text:p>3.02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33" office:value-type="string" calcext:value-type="string">
            <text:p>Primer Fortélyok</text:p>
          </table:table-cell>
          <table:table-cell table:style-name="ce733" table:formula="of:=SUM([.E33:.E46])" office:value-type="float" office:value="135" calcext:value-type="float">
            <text:p>135</text:p>
          </table:table-cell>
          <table:table-cell table:style-name="ce733" table:formula="of:=([.$M26]/[.$E$13])*100" office:value-type="float" office:value="13.5814889336016" calcext:value-type="float">
            <text:p>13.58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3" office:value-type="string" calcext:value-type="string">
            <text:p>Pszí + Mágia</text:p>
          </table:table-cell>
          <table:table-cell table:style-name="ce733" table:formula="of:=[$Misztikus.E4]" office:value-type="float" office:value="212" calcext:value-type="float">
            <text:p>212</text:p>
          </table:table-cell>
          <table:table-cell table:style-name="ce733" table:formula="of:=([.$M27]/[.$E$13])*100" office:value-type="float" office:value="21.3279678068411" calcext:value-type="float">
            <text:p>21.33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46" calcext:value-type="float">
            <text:p>4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67" calcext:value-type="float">
            <text:p>667</text:p>
          </table:table-cell>
          <table:table-cell table:style-name="ce565" table:formula="of:=SUM([.N22:.N28])" office:value-type="float" office:value="67.102615694165" calcext:value-type="float">
            <text:p>67.1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3" calcext:value-type="float">
            <text:p>3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 office:value-type="float" office:value="3" calcext:value-type="float">
            <text:p>3</text:p>
          </table:table-cell>
          <table:table-cell table:style-name="ce519" table:content-validation-name="val48" table:formula="of:=[.$D32]*[$Data.$K$13]" office:value-type="float" office:value="45" calcext:value-type="float">
            <text:p>4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 office:value-type="float" office:value="2" calcext:value-type="float">
            <text:p>2</text:p>
          </table:table-cell>
          <table:table-cell table:style-name="ce519" table:content-validation-name="val48" table:formula="of:=[.$D33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 office:value-type="float" office:value="2" calcext:value-type="float">
            <text:p>2</text:p>
          </table:table-cell>
          <table:table-cell table:style-name="ce519" table:content-validation-name="val48" table:formula="of:=[.$D36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470" table:content-validation-name="val41" office:value-type="float" office:value="1" calcext:value-type="float">
            <text:p>1</text:p>
          </table:table-cell>
          <table:table-cell table:style-name="ce528" table:content-validation-name="val48" table:formula="of:=[.$D39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55"/>
          <table:table-cell table:style-name="ce91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0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55"/>
          <table:table-cell table:style-name="ce91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1]*[$Data.$K$13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5">
          <table:table-cell table:style-name="ce353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55"/>
          <table:table-cell table:style-name="ce91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2]*[$Data.$K$13]" office:value-type="float" office:value="15" calcext:value-type="float">
            <text:p>15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Hadvezeté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5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6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office:value-type="string" calcext:value-type="string" table:number-columns-spanned="2" table:number-rows-spanned="1">
            <text:p>Keresés</text:p>
          </table:table-cell>
          <table:covered-table-cell table:style-name="ce54"/>
          <table:table-cell table:style-name="ce95" table:content-validation-name="val32" table:formula="of:=IF(ISBLANK([.$A57]) ;&quot;&quot;;VLOOKUP([.$A57];fortelyok_altalanos_full;2;0))" office:value-type="float" office:value="2" calcext:value-type="float">
            <text:p>2</text:p>
          </table:table-cell>
          <table:table-cell table:style-name="ce129" table:content-validation-name="val43" office:value-type="float" office:value="1" calcext:value-type="float">
            <text:p>1</text:p>
          </table:table-cell>
          <table:table-cell table:style-name="ce192" table:content-validation-name="val48" table:formula="of:=[.$D57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2" calcext:value-type="float">
            <text:p>2 fok</text:p>
          </table:table-cell>
          <table:table-cell table:style-name="ce160" table:content-validation-name="val52" table:formula="of:=[.$D$58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345" calcext:value-type="float" table:number-columns-spanned="2" table:number-rows-spanned="1">
            <text:p>345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22"/>
          <table:table-cell table:style-name="ce140" table:formula="of:=([.$D$59]/[.$E$11])" office:value-type="percentage" office:value="0.261760242792109" calcext:value-type="percentage" table:number-columns-spanned="2" table:number-rows-spanned="1">
            <text:p>(Össz KP 26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5" calcext:value-type="float" table:number-columns-spanned="2" table:number-rows-spanned="1">
            <text:p>5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6" office:value-type="string" calcext:value-type="string" table:number-columns-spanned="2" table:number-rows-spanned="1">
            <text:p>Fok</text:p>
          </table:table-cell>
          <table:covered-table-cell table:style-name="ce30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648" calcext:value-type="float">
            <text:p>64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95" office:value-type="string" calcext:value-type="string" table:number-columns-spanned="3" table:number-rows-spanned="1">
            <text:p>Származás</text:p>
          </table:table-cell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345" calcext:value-type="float">
            <text:p>345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6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2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Szónoklás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Megfélemlítés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Éneklés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Pénzügyek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4]); &quot;-&quot;; VLOOKUP([.$H14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Jogismeret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5]); &quot;-&quot;; VLOOKUP([.$H15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Térképészet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number-columns-repeated="16372"/>
        </table:table-row>
        <table:table-row table:style-name="ro1">
          <table:table-cell table:style-name="ce35" table:content-validation-name="val68" office:value-type="string" calcext:value-type="string" table:number-columns-spanned="3" table:number-rows-spanned="1">
            <text:p>Keresés</text:p>
          </table:table-cell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 office:value-type="float" office:value="2" calcext:value-type="float">
            <text:p>2</text:p>
          </table:table-cell>
          <table:table-cell table:style-name="ce138" table:content-validation-name="val56" office:value-type="float" office:value="1" calcext:value-type="float">
            <text:p>1</text:p>
          </table:table-cell>
          <table:table-cell table:style-name="ce299" table:content-validation-name="val48" table:formula="of:=[.$E17]*[$Data.$K$13]" office:value-type="float" office:value="15" calcext:value-type="float">
            <text:p>15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6"/>
          <table:covered-table-cell/>
          <table:table-cell table:style-name="ce27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86"/>
          <table:table-cell table:style-name="ce522" table:content-validation-name="val88" office:value-type="float" office:value="3" calcext:value-type="float">
            <text:p>3</text:p>
          </table:table-cell>
          <table:table-cell table:style-name="ce608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2" office:value-type="string" calcext:value-type="string" table:number-columns-spanned="2" table:number-rows-spanned="1">
            <text:p>Hely</text:p>
          </table:table-cell>
          <table:covered-table-cell table:style-name="ce586"/>
          <table:table-cell table:style-name="ce42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86"/>
          <table:table-cell table:style-name="ce527" table:content-validation-name="val91" office:value-type="float" office:value="3" calcext:value-type="float">
            <text:p>3</text:p>
          </table:table-cell>
          <table:table-cell table:style-name="ce608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89" table:content-validation-name="val92"/>
          <table:table-cell table:style-name="ce589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20"/>
        <table:table-column table:style-name="co25" table:default-cell-style-name="ce720"/>
        <table:table-column table:style-name="co26" table:default-cell-style-name="ce720"/>
        <table:table-column table:style-name="co27" table:default-cell-style-name="ce720"/>
        <table:table-column table:style-name="co28" table:number-columns-repeated="5" table:default-cell-style-name="ce720"/>
        <table:table-column table:style-name="co29" table:default-cell-style-name="ce720"/>
        <table:table-column table:style-name="co14" table:default-cell-style-name="ce720"/>
        <table:table-column table:style-name="co30" table:default-cell-style-name="ce720"/>
        <table:table-column table:style-name="co31" table:default-cell-style-name="ce720"/>
        <table:table-column table:style-name="co32" table:default-cell-style-name="ce720"/>
        <table:table-column table:style-name="co33" table:default-cell-style-name="ce72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20"/>
        <table:table-column table:style-name="co14" table:number-columns-repeated="16128" table:default-cell-style-name="ce72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3"/>
          <table:covered-table-cell table:number-columns-repeated="5" table:style-name="ce735"/>
          <table:covered-table-cell table:number-columns-repeated="2" table:style-name="ce6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4">
          <table:table-cell table:style-name="ce643"/>
          <table:table-cell table:style-name="ce643" table:number-columns-spanned="6" table:number-rows-spanned="1"/>
          <table:covered-table-cell table:number-columns-repeated="5" table:style-name="ce643"/>
          <table:table-cell table:style-name="ce643" table:number-columns-repeated="8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726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26" table:content-validation-name="val132" office:value-type="string" calcext:value-type="string">
            <text:p>Módosítók</text:p>
          </table:table-cell>
          <table:table-cell table:style-name="ce726" table:content-validation-name="val139" office:value-type="string" calcext:value-type="string">
            <text:p>Összesen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Összesen felvett HM:</text:p>
          </table:table-cell>
          <table:covered-table-cell table:style-name="ce643"/>
          <table:table-cell table:style-name="ce790" table:content-validation-name="val163" table:formula="of:=SUM([.B5:.B6])" office:value-type="float" office:value="22" calcext:value-type="float">
            <text:p>22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95" table:content-validation-name="val122" office:value-type="float" office:value="10" calcext:value-type="float">
            <text:p>10</text:p>
          </table:table-cell>
          <table:table-cell table:style-name="ce795" table:content-validation-name="val133" table:formula="of:=([Alapértékek.C21])+([Alapértékek.C22])+[Alapértékek.$D$8]+(4*[Alapértékek.D34])" office:value-type="float" office:value="13" calcext:value-type="float">
            <text:p>13</text:p>
          </table:table-cell>
          <table:table-cell table:style-name="ce888" table:content-validation-name="val140" table:formula="of:=[.C4]+[.D4]" office:value-type="float" office:value="23" calcext:value-type="float">
            <text:p>23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Max felvehető HM:</text:p>
          </table:table-cell>
          <table:covered-table-cell table:style-name="ce643"/>
          <table:table-cell table:style-name="ce1056" table:content-validation-name="val164" table:formula="of:=[Data.K19]*[Alapértékek.D8]" office:value-type="float" office:value="42" calcext:value-type="float">
            <text:p>42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1" calcext:value-type="float">
            <text:p>11</text:p>
          </table:table-cell>
          <table:table-cell table:style-name="ce795" table:content-validation-name="val122" office:value-type="float" office:value="20" calcext:value-type="float">
            <text:p>20</text:p>
          </table:table-cell>
          <table:table-cell table:style-name="ce795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888" table:content-validation-name="val141" table:formula="of:=[.C5]+[.B5]+[.D5]" office:value-type="float" office:value="41" calcext:value-type="float">
            <text:p>41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1" calcext:value-type="float">
            <text:p>11</text:p>
          </table:table-cell>
          <table:table-cell table:style-name="ce795" table:content-validation-name="val122" office:value-type="float" office:value="120" calcext:value-type="float">
            <text:p>120</text:p>
          </table:table-cell>
          <table:table-cell table:style-name="ce795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88" table:content-validation-name="val142" table:formula="of:=[.C6]+[.B6]+[.D6]" office:value-type="float" office:value="135" calcext:value-type="float">
            <text:p>135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643" table:number-columns-repeated="6"/>
          <table:table-cell table:style-name="ce844" office:value-type="string" calcext:value-type="string" table:number-columns-spanned="2" table:number-rows-spanned="1">
            <text:p>Össz felvett CM:</text:p>
          </table:table-cell>
          <table:covered-table-cell table:style-name="ce64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43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795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88" table:content-validation-name="val143" table:formula="of:=[.C8]+[.B8]+[.D8]" office:value-type="float" office:value="-26" calcext:value-type="float">
            <text:p>-26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Max felvehető CM:</text:p>
          </table:table-cell>
          <table:covered-table-cell table:style-name="ce643"/>
          <table:table-cell table:style-name="ce1056" table:content-validation-name="val165" table:formula="of:=[Data.K22]*[Alapértékek.$D$8]" office:value-type="float" office:value="24" calcext:value-type="float">
            <text:p>24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 table:number-columns-spanned="9" table:number-rows-spanned="1"/>
          <table:covered-table-cell table:number-columns-repeated="5" table:style-name="ce735"/>
          <table:covered-table-cell table:number-columns-repeated="3" table:style-name="ce6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3" calcext:value-type="float">
            <text:p>3</text:p>
          </table:table-cell>
          <table:table-cell table:style-name="ce643"/>
          <table:table-cell table:style-name="ce844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110" calcext:value-type="float">
            <text:p>110 KP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Átlag HM</text:p>
          </table:table-cell>
          <table:covered-table-cell table:style-name="ce643"/>
          <table:table-cell table:style-name="ce793" table:content-validation-name="val166" table:formula="of:=(([.I3]+[.I7])/[Alapértékek.D8])" office:value-type="float" office:value="3.66666666666667" calcext:value-type="float">
            <text:p>3.67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7"/>
          <table:table-cell table:style-name="ce647" table:number-columns-spanned="6" table:number-rows-spanned="1"/>
          <table:covered-table-cell table:number-columns-repeated="5" table:style-name="ce647"/>
          <table:table-cell table:style-name="ce647" table:number-columns-repeated="8"/>
          <table:table-cell table:style-name="ce840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3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0" table:content-validation-name="val124" office:value-type="string" calcext:value-type="string">
            <text:p>Szint</text:p>
          </table:table-cell>
          <table:table-cell table:style-name="ce810" office:value-type="string" calcext:value-type="string">
            <text:p>KÉ</text:p>
          </table:table-cell>
          <table:table-cell table:style-name="ce810" office:value-type="string" calcext:value-type="string">
            <text:p>TÉ/CÉ</text:p>
          </table:table-cell>
          <table:table-cell table:style-name="ce810" office:value-type="string" calcext:value-type="string">
            <text:p>VÉ</text:p>
          </table:table-cell>
          <table:table-cell table:style-name="ce810" table:content-validation-name="val151" office:value-type="string" calcext:value-type="string">
            <text:p>Harckeret</text:p>
          </table:table-cell>
          <table:table-cell table:style-name="ce81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3" calcext:value-type="float">
            <text:p>3</text:p>
          </table:table-cell>
          <table:table-cell table:style-name="ce618" table:content-validation-name="val45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5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45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51" table:formula="of:=[.C14]+[Alapértékek.$C$21]" office:value-type="float" office:value="4" calcext:value-type="float">
            <text:p>4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9" calcext:value-type="float">
            <text:p>9</text:p>
          </table:table-cell>
          <table:table-cell table:style-name="ce618" table:content-validation-name="val45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45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45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1" table:formula="of:=[.C15]+[Alapértékek.$C$21]" office:value-type="float" office:value="10" calcext:value-type="float">
            <text:p>1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4" calcext:value-type="float">
            <text:p>4</text:p>
          </table:table-cell>
          <table:table-cell table:style-name="ce618" table:content-validation-name="val45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5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5" table:formula="of:=VLOOKUP([.$C16];harcmodorok;4)+[.$E$6]" office:value-type="float" office:value="138" calcext:value-type="float">
            <text:p>138</text:p>
          </table:table-cell>
          <table:table-cell table:style-name="ce618" table:content-validation-name="val151" table:formula="of:=[.C16]+[Alapértékek.$C$21]" office:value-type="float" office:value="5" calcext:value-type="float">
            <text:p>5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45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1" table:formula="of:=[.C17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2"/>
          <table:table-cell table:number-columns-repeated="2"/>
          <table:table-cell table:style-name="ce643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9">
          <table:table-cell table:style-name="ce647" table:number-columns-spanned="9" table:number-rows-spanned="1"/>
          <table:covered-table-cell table:number-columns-repeated="7" table:style-name="ce647"/>
          <table:covered-table-cell table:style-name="ce1062"/>
          <table:table-cell table:style-name="ce64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39"/>
          <table:covered-table-cell table:number-columns-repeated="5" table:style-name="ce580"/>
          <table:covered-table-cell table:style-name="ce739"/>
          <table:covered-table-cell table:style-name="ce968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6" table:content-validation-name="val56" office:value-type="string" calcext:value-type="string">
            <text:p>Fegyver</text:p>
          </table:table-cell>
          <table:table-cell table:style-name="ce742" table:content-validation-name="val56" office:value-type="string" calcext:value-type="string">
            <text:p>Sebesség</text:p>
          </table:table-cell>
          <table:table-cell table:style-name="ce81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Komment</text:p>
          </table:table-cell>
          <table:covered-table-cell table:style-name="ce745"/>
          <table:table-cell table:style-name="ce647"/>
          <table:table-cell table:style-name="ce840"/>
          <table:table-cell table:number-columns-repeated="2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0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0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0" table:content-validation-name="val152" table:formula="of:=(VLOOKUP([.$A25];kezifegyverek_all;3;0)+([.$C25]*[Data.$H$44])+[Data.$K$35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5"/>
          <table:table-cell table:style-name="ce735" table:number-columns-repeated="2"/>
          <table:table-cell table:style-name="ce1095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Kard, lovag</text:p>
          </table:table-cell>
          <table:table-cell table:style-name="ce512" table:content-validation-name="val111" table:formula="of:=IFNA(VLOOKUP([.$A26];kezifegyverek_all;12;0);[Data.$K$37])" office:value-type="float" office:value="7" calcext:value-type="float">
            <text:p>7</text:p>
          </table:table-cell>
          <table:table-cell table:style-name="ce747" table:content-validation-name="val126" office:value-type="float" office:value="2" calcext:value-type="float">
            <text:p>2</text:p>
          </table:table-cell>
          <table:table-cell table:style-name="ce820" table:content-validation-name="val45" table:formula="of:=IFERROR(VLOOKUP([.$A26];kezifegyverek_all;9;0)+[.$C26]*[Data.$E$44];[Data.$K$37])" office:value-type="float" office:value="11" calcext:value-type="float">
            <text:p>11</text:p>
          </table:table-cell>
          <table:table-cell table:style-name="ce820" table:content-validation-name="val45" table:formula="of:=IFERROR(VLOOKUP([.$A26];kezifegyverek_all;10;0)+[.$C26]*[Data.$E$44];[Data.$K$37])" office:value-type="float" office:value="19" calcext:value-type="float">
            <text:p>19</text:p>
          </table:table-cell>
          <table:table-cell table:style-name="ce820" table:content-validation-name="val45" table:formula="of:=IFERROR(VLOOKUP([.$A26];kezifegyverek_all;11;0)+[.$C26]*[Data.$E$44];[Data.$K$37])" office:value-type="float" office:value="16" calcext:value-type="float">
            <text:p>16</text:p>
          </table:table-cell>
          <table:table-cell table:style-name="ce820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11 V/S +1Á" calcext:value-type="string">
            <text:p>11 V/S +1Á</text:p>
          </table:table-cell>
          <table:table-cell table:style-name="ce996" table:content-validation-name="val56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67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820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820" table:content-validation-name="val45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820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4 S/V" calcext:value-type="string">
            <text:p>4 S/V</text:p>
          </table:table-cell>
          <table:table-cell table:style-name="ce99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7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3" calcext:value-type="float">
            <text:p>3</text:p>
          </table:table-cell>
          <table:table-cell table:style-name="ce673" table:number-columns-spanned="2" table:number-rows-spanned="1"/>
          <table:covered-table-cell table:style-name="ce673"/>
          <table:table-cell table:style-name="ce835"/>
          <table:table-cell table:style-name="Default" table:number-columns-repeated="3"/>
          <table:table-cell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5"/>
          <table:table-cell table:style-name="ce647"/>
          <table:table-cell table:style-name="Default" table:number-columns-repeated="3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6" table:content-validation-name="val101" office:value-type="string" calcext:value-type="string">
            <text:p>Távolsági fegyver</text:p>
          </table:table-cell>
          <table:table-cell table:style-name="ce742" table:content-validation-name="val56" office:value-type="string" calcext:value-type="string">
            <text:p>Sebesség</text:p>
          </table:table-cell>
          <table:table-cell table:style-name="ce81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Hatótáv + Komment</text:p>
          </table:table-cell>
          <table:covered-table-cell table:style-name="ce745"/>
          <table:table-cell table:style-name="ce647"/>
          <table:table-cell table:style-name="Default" table:number-columns-repeated="3"/>
          <table:table-cell table:style-name="ce840"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0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0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0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670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0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0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0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5"/>
          <table:covered-table-cell/>
          <table:covered-table-cell table:style-name="ce643"/>
          <table:covered-table-cell table:style-name="ce794"/>
          <table:table-cell table:style-name="ce643"/>
          <table:table-cell table:style-name="Default" table:number-columns-repeated="3"/>
          <table:table-cell table:style-name="ce643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2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39" table:content-validation-name="val112"/>
          <table:table-cell table:style-name="ce742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6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0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31" calcext:value-type="float">
            <text:p>31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25" calcext:value-type="float">
            <text:p>125</text:p>
          </table:table-cell>
          <table:table-cell table:style-name="ce732" table:content-validation-name="val156" table:formula="of:=[.G25]" office:value-type="string" office:string-value="-2 Z" calcext:value-type="string">
            <text:p>-2 Z</text:p>
          </table:table-cell>
          <table:table-cell table:style-name="ce101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5"/>
          <table:table-cell table:style-name="ce820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40" calcext:value-type="float">
            <text:p>40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8" calcext:value-type="float">
            <text:p>78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820" table:content-validation-name="val153" table:formula="of:=[.G26]" office:value-type="string" office:string-value="11 V/S +1Á" calcext:value-type="string">
            <text:p>11 V/S +1Á</text:p>
          </table:table-cell>
          <table:table-cell table:style-name="ce768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5"/>
          <table:table-cell table:style-name="ce820" table:content-validation-name="val129" table:formula="of:=IF(ISNUMBER(VLOOKUP([.$A27];kezifegyverek_all;12;0));1+ROUNDDOWN(VLOOKUP(VLOOKUP([.$A27];kezifegyverek_all;13;0);harcmodor_harcertekek;7;0)/VLOOKUP([.$A27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45" calcext:value-type="float">
            <text:p>45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39" calcext:value-type="float">
            <text:p>139</text:p>
          </table:table-cell>
          <table:table-cell table:style-name="ce820" table:content-validation-name="val153" table:formula="of:=[.G27]" office:value-type="string" office:string-value="4 S/V" calcext:value-type="string">
            <text:p>4 S/V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0" table:content-validation-name="val153" table:formula="of:=[.G28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0" table:content-validation-name="val153" table:formula="of:=[.G29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1" table:content-validation-name="val153" table:formula="of:=[.G30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803"/>
          <table:table-cell table:style-name="ce6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77" table:number-columns-spanned="3" table:number-rows-spanned="1"/>
          <table:covered-table-cell table:number-columns-repeated="2" table:style-name="ce1011"/>
          <table:table-cell table:style-name="ce6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7" table:content-validation-name="val157"/>
          <table:covered-table-cell table:style-name="ce1011"/>
          <table:covered-table-cell table:style-name="ce643"/>
          <table:table-cell table:style-name="ce6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3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Közepes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30" calcext:value-type="float">
            <text:p>30</text:p>
          </table:table-cell>
          <table:table-cell table:style-name="ce97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5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 (+10 fortélyból) 169+10 → 179 → 176 → 174 → 172 → 169 → 162 → 155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3" table:content-validation-name="val128" office:value-type="string" calcext:value-type="string">
            <text:p>Tám/kör</text:p>
          </table:table-cell>
          <table:table-cell table:style-name="ce923" office:value-type="string" calcext:value-type="string">
            <text:p>KÉ</text:p>
          </table:table-cell>
          <table:table-cell table:style-name="ce923" office:value-type="string" calcext:value-type="string">
            <text:p>TÉ</text:p>
          </table:table-cell>
          <table:table-cell table:style-name="ce92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5" table:number-columns-repeated="2"/>
          <table:table-cell table:style-name="ce633"/>
          <table:table-cell table:style-name="ce745"/>
          <table:table-cell table:style-name="ce633" table:number-columns-repeated="3"/>
          <table:table-cell table:style-name="ce1034"/>
          <table:table-cell table:style-name="ce647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27" office:value-type="string" calcext:value-type="string">
            <text:p>Harckeret</text:p>
          </table:table-cell>
          <table:table-cell table:style-name="ce927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27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2" table:number-columns-spanned="2" table:number-rows-spanned="1"/>
          <table:covered-table-cell table:style-name="ce76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65" calcext:value-type="float">
            <text:p>65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930" office:value-type="float" office:value="36" calcext:value-type="float">
            <text:p>36</text:p>
          </table:table-cell>
          <table:table-cell table:style-name="ce633"/>
          <table:table-cell table:style-name="ce842" office:value-type="string" calcext:value-type="string">
            <text:p>Szúró</text:p>
          </table:table-cell>
          <table:table-cell table:style-name="ce84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1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19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19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7" table:number-columns-repeated="238"/>
          <table:table-cell table:style-name="ce64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67" table:content-validation-name="val118" office:value-type="string" calcext:value-type="string" table:number-columns-spanned="2" table:number-rows-spanned="1">
            <text:p>Lemezpáncél</text:p>
          </table:table-cell>
          <table:covered-table-cell table:style-name="ce842"/>
          <table:table-cell table:style-name="ce637" office:value-type="string" calcext:value-type="string">
            <text:p>MGT csökk</text:p>
          </table:table-cell>
          <table:table-cell table:style-name="ce930" table:content-validation-name="val148" office:value-type="float" office:value="35" calcext:value-type="float">
            <text:p>35</text:p>
          </table:table-cell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43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O$60];0)" office:value-type="float" office:value="0" calcext:value-type="float">
            <text:p>0</text:p>
          </table:table-cell>
          <table:table-cell table:style-name="ce1123" table:formula="of:=[.P60]" office:value-type="float" office:value="0" calcext:value-type="float">
            <text:p>0</text:p>
          </table:table-cell>
          <table:table-cell table:style-name="ce907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67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1034"/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67" table:content-validation-name="val120" office:value-type="string" calcext:value-type="string" table:number-columns-spanned="2" table:number-rows-spanned="1">
            <text:p>Acél</text:p>
          </table:table-cell>
          <table:covered-table-cell table:style-name="ce767"/>
          <table:table-cell table:style-name="ce74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3" calcext:value-type="float">
            <text:p>3. fok</text:p>
          </table:table-cell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76" table:content-validation-name="val121" office:value-type="float" office:value="3" calcext:value-type="float" table:number-columns-spanned="2" table:number-rows-spanned="1">
            <text:p>3</text:p>
          </table:table-cell>
          <table:covered-table-cell table:style-name="ce776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95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1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643" table:number-columns-repeated="2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47" table:number-columns-repeated="2"/>
          <table:table-cell table:number-columns-repeated="3"/>
          <table:table-cell table:style-name="ce647"/>
          <table:table-cell table:style-name="ce1062"/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3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3" table:number-columns-repeated="6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6" office:value-type="string" calcext:value-type="string">
            <text:p><text:s/></text:p>
          </table:table-cell>
          <table:table-cell table:style-name="ce710"/>
          <table:table-cell table:style-name="ce773"/>
          <table:table-cell table:style-name="ce902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8"/>
          <table:table-cell table:style-name="ce716"/>
          <table:table-cell table:style-name="ce777"/>
          <table:table-cell table:style-name="ce90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5"/>
          <table:table-cell table:style-name="ce719"/>
          <table:table-cell table:style-name="ce778"/>
          <table:table-cell table:style-name="ce904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6"/>
          <table:table-cell table:style-name="ce725"/>
          <table:table-cell table:style-name="ce780"/>
          <table:table-cell table:style-name="ce911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7"/>
          <table:table-cell table:style-name="ce727"/>
          <table:table-cell table:style-name="ce781"/>
          <table:table-cell table:style-name="ce912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3"/>
          <table:covered-table-cell table:style-name="ce82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8" calcext:value-type="float">
            <text:p>-8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18" calcext:value-type="float">
            <text:p>-18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28" calcext:value-type="float">
            <text:p>-28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/>
          <table:table-cell table:style-name="ce556"/>
          <table:table-cell table:style-name="ce643" table:number-columns-repeated="1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65465">
          <table:table-cell table:style-name="ce643" table:number-columns-repeated="15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9">
          <table:table-cell table:style-name="ce6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33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33"/>
        <table:table-column table:style-name="co52" table:default-cell-style-name="ce733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6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8" calcext:value-type="float">
            <text:p>8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212" calcext:value-type="float" table:number-columns-spanned="2" table:number-rows-spanned="1">
            <text:p>212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3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office:value-type="string" calcext:value-type="string" table:number-columns-spanned="4" table:number-rows-spanned="1">
            <text:p>Papi szakrális</text:p>
          </table:table-cell>
          <table:covered-table-cell table:style-name="ce813" table:content-validation-name="val172"/>
          <table:covered-table-cell table:style-name="ce278" table:content-validation-name="val172"/>
          <table:covered-table-cell table:style-name="ce252" table:content-validation-name="val172"/>
          <table:table-cell table:style-name="ce967" table:content-validation-name="val65" office:value-type="float" office:value="7" calcext:value-type="float">
            <text:p>7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Gyógyítás</text:p>
          </table:table-cell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8" calcext:value-type="float">
            <text:p>8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3" table:content-validation-name="val172"/>
          <table:covered-table-cell table:style-name="ce278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Mentálmágia</text:p>
          </table:table-cell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6" table:content-validation-name="val172" table:number-columns-spanned="4" table:number-rows-spanned="1"/>
          <table:covered-table-cell table:style-name="ce1412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3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2" calcext:value-type="float">
            <text:p>2</text:p>
          </table:table-cell>
          <table:table-cell table:style-name="ce1041" table:content-validation-name="val45" table:formula="of:=[.$E14]*[$Data.$K$13]" office:value-type="float" office:value="30" calcext:value-type="float">
            <text:p>3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1157" table:content-validation-name="val175" office:value-type="float" office:value="6" calcext:value-type="float">
            <text:p>6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6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813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5"/>
          <table:table-cell table:style-name="ce1562" office:value-type="string" calcext:value-type="string">
            <text:p>Fegyver</text:p>
          </table:table-cell>
          <table:table-cell table:style-name="ce1581" office:value-type="string" calcext:value-type="string">
            <text:p>Típus</text:p>
          </table:table-cell>
          <table:table-cell table:style-name="ce1562" office:value-type="string" calcext:value-type="string">
            <text:p>SP</text:p>
          </table:table-cell>
          <table:table-cell table:style-name="ce1600" office:value-type="string" calcext:value-type="string">
            <text:p>Sebzés módja</text:p>
          </table:table-cell>
          <table:table-cell table:style-name="ce1605" office:value-type="string" calcext:value-type="string">
            <text:p>Átütés</text:p>
          </table:table-cell>
          <table:table-cell table:style-name="ce1605" office:value-type="string" calcext:value-type="string">
            <text:p>Íves</text:p>
          </table:table-cell>
          <table:table-cell table:style-name="ce1615" office:value-type="string" calcext:value-type="string">
            <text:p>1,5 kezes</text:p>
          </table:table-cell>
          <table:table-cell table:style-name="ce1605" office:value-type="string" calcext:value-type="string">
            <text:p>Pengehossz</text:p>
          </table:table-cell>
          <table:table-cell table:style-name="ce1605" office:value-type="string" calcext:value-type="string">
            <text:p>KÉ</text:p>
          </table:table-cell>
          <table:table-cell table:style-name="ce1605" office:value-type="string" calcext:value-type="string">
            <text:p>TÉ</text:p>
          </table:table-cell>
          <table:table-cell table:style-name="ce1605" office:value-type="string" calcext:value-type="string">
            <text:p>VÉ</text:p>
          </table:table-cell>
          <table:table-cell table:style-name="ce1605" office:value-type="string" calcext:value-type="string">
            <text:p>Sebesség</text:p>
          </table:table-cell>
          <table:table-cell table:style-name="ce1581" office:value-type="string" calcext:value-type="string">
            <text:p>Harcmodor</text:p>
          </table:table-cell>
          <table:table-cell table:style-name="ce1726" office:value-type="string" calcext:value-type="string">
            <text:p>Megjegyzés</text:p>
          </table:table-cell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Közelharci fegyverek</text:p>
          </table:table-cell>
          <table:table-cell table:style-name="ce1563" office:value-type="string" calcext:value-type="string">
            <text:p><text:s/>__</text:p>
          </table:table-cell>
          <table:table-cell table:style-name="ce1582"/>
          <table:table-cell table:number-columns-repeated="3" table:style-name="ce1582" office:value-type="string" calcext:value-type="string">
            <text:p>N/A</text:p>
          </table:table-cell>
          <table:table-cell table:style-name="ce1563"/>
          <table:table-cell table:style-name="ce1616"/>
          <table:table-cell table:number-columns-repeated="5" table:style-name="ce1582" office:value-type="string" calcext:value-type="string">
            <text:p>N/A</text:p>
          </table:table-cell>
          <table:table-cell table:style-name="ce1563" table:number-columns-repeated="2"/>
          <table:table-cell table:style-name="ce1753" table:number-columns-repeated="241"/>
          <table:table-cell table:number-columns-repeated="16128"/>
        </table:table-row>
        <table:table-row table:style-name="ro17">
          <table:table-cell/>
          <table:table-cell table:style-name="ce1565" office:value-type="string" calcext:value-type="string">
            <text:p>Puszta ké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628" office:value-type="float" office:value="0" calcext:value-type="float">
            <text:p>0</text:p>
          </table:table-cell>
          <table:table-cell table:number-columns-repeated="3" table:style-name="ce1583" office:value-type="float" office:value="-10" calcext:value-type="float">
            <text:p>-10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55"/>
          <table:table-cell table:style-name="ce1566" office:value-type="string" calcext:value-type="string">
            <text:p>Béltépő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Dzsambi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Garott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string" calcext:value-type="string">
            <text:p>spec.</text:p>
          </table:table-cell>
          <table:table-cell table:number-columns-repeated="3"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-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risz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Levéltőr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arkolatgomb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Z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93" office:value-type="float" office:value="0" calcext:value-type="float">
            <text:p>0</text:p>
          </table:table-cell>
          <table:table-cell table:number-columns-repeated="3" table:style-name="ce1593" office:value-type="float" office:value="-7" calcext:value-type="float">
            <text:p>-7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éregfog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number-columns-repeated="2" table:style-name="ce1593" office:value-type="float" office:value="3" calcext:value-type="float">
            <text:p>3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Pugos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Ramier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3" calcext:value-type="float">
            <text:p>3</text:p>
          </table:table-cell>
          <table:table-cell table:number-columns-repeated="3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6">
          <table:table-cell/>
          <table:table-cell table:style-name="ce1566" office:value-type="string" calcext:value-type="string">
            <text:p>Tőr, hárít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566" office:value-type="string" calcext:value-type="string">
            <text:p>Tőr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, ököl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241"/>
          <table:table-cell table:style-name="ce1457" table:number-columns-repeated="16128"/>
        </table:table-row>
        <table:table-row table:style-name="ro6">
          <table:table-cell table:style-name="ce1557"/>
          <table:table-cell table:style-name="ce1567" office:value-type="string" calcext:value-type="string">
            <text:p>Tőr, páncélszúró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string" calcext:value-type="string">
            <text:p>S</text:p>
          </table:table-cell>
          <table:table-cell table:style-name="ce1606" office:value-type="string" calcext:value-type="string">
            <text:p>5+Erő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Tőr, Sla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16369"/>
        </table:table-row>
        <table:table-row table:style-name="ro1">
          <table:table-cell table:style-name="ce1412"/>
          <table:table-cell table:style-name="ce1568" office:value-type="string" calcext:value-type="string">
            <text:p>Vasököl / páncélkesztyű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586" office:value-type="float" office:value="0" calcext:value-type="float">
            <text:p>0</text:p>
          </table:table-cell>
          <table:table-cell table:style-name="ce1620"/>
          <table:table-cell table:style-name="ce1586" office:value-type="float" office:value="0" calcext:value-type="float">
            <text:p>0</text:p>
          </table:table-cell>
          <table:table-cell table:number-columns-repeated="3" table:style-name="ce1586" office:value-type="float" office:value="-7" calcext:value-type="float">
            <text:p>-7</text:p>
          </table:table-cell>
          <table:table-cell table:style-name="ce1586" office:value-type="float" office:value="5" calcext:value-type="float">
            <text:p>5</text:p>
          </table:table-cell>
          <table:table-cell table:style-name="ce1720" office:value-type="string" calcext:value-type="string">
            <text:p>közelharc</text:p>
          </table:table-cell>
          <table:table-cell table:style-name="ce1731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number-columns-repeated="16128"/>
        </table:table-row>
        <table:table-row table:style-name="ro19">
          <table:table-cell table:style-name="ce1556" office:value-type="string" calcext:value-type="string">
            <text:p>Kardvívó fegyverek</text:p>
          </table:table-cell>
          <table:table-cell table:style-name="ce1565" office:value-type="string" calcext:value-type="string">
            <text:p>Kard, dzsenn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5" calcext:value-type="float">
            <text:p>15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emreli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number-columns-repeated="2"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/>
          <table:table-cell table:number-columns-repeated="16369"/>
        </table:table-row>
        <table:table-row table:style-name="ro20">
          <table:table-cell/>
          <table:table-cell table:style-name="ce1566" office:value-type="string" calcext:value-type="string">
            <text:p>Kard, fejvadász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handzsá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hiequa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S/V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66" office:value-type="string" calcext:value-type="string">
            <text:p>Kard, hosszú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Kard, jatagá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khossa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number-columns-repeated="2"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La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lovag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másfél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mester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4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Pu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Kard,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Slan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9" calcext:value-type="float">
            <text:p>19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Slan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1" calcext:value-type="float">
            <text:p>11</text:p>
          </table:table-cell>
          <table:table-cell table:number-columns-repeated="2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Slan csata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3" calcext:value-type="float">
            <text:p>23</text:p>
          </table:table-cell>
          <table:table-cell table:style-name="ce1584" office:value-type="float" office:value="17" calcext:value-type="float">
            <text:p>17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Kard, szably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7"/>
          <table:table-cell table:style-name="ce1567" office:value-type="string" calcext:value-type="string">
            <text:p>Mara-sequor 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20" calcext:value-type="float">
            <text:p>20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557"/>
          <table:table-cell table:style-name="ce1567" office:value-type="string" calcext:value-type="string">
            <text:p>Meneth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Predoci egyeneskard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Sequor 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8"/>
          <table:table-cell table:style-name="ce1570" office:value-type="string" calcext:value-type="string">
            <text:p>Tőrkar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Zúzó fegyverek</text:p>
          </table:table-cell>
          <table:table-cell table:style-name="ce1565" office:value-type="string" calcext:value-type="string">
            <text:p>Bot, rövid</text:p>
          </table:table-cell>
          <table:table-cell table:style-name="ce1583" office:value-type="string" calcext:value-type="string">
            <text:p>egykezes</text:p>
          </table:table-cell>
          <table:table-cell table:style-name="ce1589" office:value-type="float" office:value="-3" calcext:value-type="float">
            <text:p>-3</text:p>
          </table:table-cell>
          <table:table-cell table:style-name="ce1589" office:value-type="string" calcext:value-type="string">
            <text:p>Z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9" calcext:value-type="float">
            <text:p>9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ot, furkó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-1" calcext:value-type="float">
            <text:p>-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Buzogá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9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kétkezes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20" calcext:value-type="float">
            <text:p>20</text:p>
          </table:table-cell>
          <table:table-cell table:number-columns-repeated="2" table:style-name="ce1585" office:value-type="float" office:value="8" calcext:value-type="float">
            <text:p>8</text:p>
          </table:table-cell>
          <table:table-cell table:style-name="ce1719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lánco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15" calcext:value-type="float">
            <text:p>15</text:p>
          </table:table-cell>
          <table:table-cell table:number-columns-repeated="2"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shadleki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tolla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3"/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Csatacsákány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zúzás</text:p>
          </table:table-cell>
          <table:table-cell table:style-name="ce173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8"/>
          <table:table-cell table:style-name="ce1570" office:value-type="string" calcext:value-type="string">
            <text:p>Harci kalapács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.5" calcext:value-type="float">
            <text:p>1.5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20" calcext:value-type="float">
            <text:p>20</text:p>
          </table:table-cell>
          <table:table-cell table:number-columns-repeated="2" table:style-name="ce1588" office:value-type="float" office:value="8" calcext:value-type="float">
            <text:p>8</text:p>
          </table:table-cell>
          <table:table-cell table:style-name="ce1722" office:value-type="string" calcext:value-type="string">
            <text:p>zúzás</text:p>
          </table:table-cell>
          <table:table-cell table:style-name="ce173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ándzsavívó fegyverek</text:p>
          </table:table-cell>
          <table:table-cell table:style-name="ce1571" office:value-type="string" calcext:value-type="string">
            <text:p>Alabárd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+Z/V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0" calcext:value-type="float">
            <text:p>0</text:p>
          </table:table-cell>
          <table:table-cell table:style-name="ce1617"/>
          <table:table-cell table:style-name="ce1585" office:value-type="float" office:value="3" calcext:value-type="float">
            <text:p>3</text:p>
          </table:table-cell>
          <table:table-cell table:style-name="ce1589" office:value-type="float" office:value="12" calcext:value-type="float">
            <text:p>12</text:p>
          </table:table-cell>
          <table:table-cell table:number-columns-repeated="2" table:style-name="ce1589" office:value-type="float" office:value="28" calcext:value-type="float">
            <text:p>28</text:p>
          </table:table-cell>
          <table:table-cell table:style-name="ce1589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4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57"/>
          <table:table-cell table:style-name="ce1567" office:value-type="string" calcext:value-type="string">
            <text:p>Bot, hosszú</text:p>
          </table:table-cell>
          <table:table-cell table:style-name="ce1585" office:value-type="string" calcext:value-type="string">
            <text:p>kétkezes</text:p>
          </table:table-cell>
          <table:table-cell table:style-name="ce1594" office:value-type="float" office:value="1" calcext:value-type="float">
            <text:p>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24" calcext:value-type="float">
            <text:p>24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2">
          <table:table-cell table:style-name="ce1557"/>
          <table:table-cell table:style-name="ce1567" office:value-type="string" calcext:value-type="string">
            <text:p>Lándzs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number-columns-repeated="2" table:style-name="ce1585" office:value-type="float" office:value="32" calcext:value-type="float">
            <text:p>3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2">
          <table:table-cell table:style-name="ce1557"/>
          <table:table-cell table:style-name="ce1567" office:value-type="string" calcext:value-type="string">
            <text:p>Pik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8" calcext:value-type="float">
            <text:p>18</text:p>
          </table:table-cell>
          <table:table-cell table:number-columns-repeated="2" table:style-name="ce1585" office:value-type="float" office:value="40" calcext:value-type="float">
            <text:p>40</text:p>
          </table:table-cell>
          <table:table-cell table:style-name="ce1585" office:value-type="float" office:value="9" calcext:value-type="float">
            <text:p>9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57"/>
          <table:table-cell table:style-name="ce1567" office:value-type="string" calcext:value-type="string">
            <text:p>Szigo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7" calcext:value-type="float">
            <text:p>7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59"/>
          <table:table-cell table:style-name="ce1572" office:value-type="string" calcext:value-type="string">
            <text:p>Szigony, kétkeze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4" calcext:value-type="float">
            <text:p>4</text:p>
          </table:table-cell>
          <table:table-cell table:style-name="ce1590" office:value-type="string" calcext:value-type="string">
            <text:p>S</text:p>
          </table:table-cell>
          <table:table-cell table:style-name="ce1590" office:value-type="float" office:value="2" calcext:value-type="float">
            <text:p>2</text:p>
          </table:table-cell>
          <table:table-cell table:style-name="ce1590" office:value-type="float" office:value="0" calcext:value-type="float">
            <text:p>0</text:p>
          </table:table-cell>
          <table:table-cell table:style-name="ce1620"/>
          <table:table-cell table:style-name="ce1590" office:value-type="float" office:value="3" calcext:value-type="float">
            <text:p>3</text:p>
          </table:table-cell>
          <table:table-cell table:style-name="ce1590" office:value-type="float" office:value="10" calcext:value-type="float">
            <text:p>10</text:p>
          </table:table-cell>
          <table:table-cell table:style-name="ce1590" office:value-type="float" office:value="22" calcext:value-type="float">
            <text:p>22</text:p>
          </table:table-cell>
          <table:table-cell table:style-name="ce1590" office:value-type="float" office:value="26" calcext:value-type="float">
            <text:p>26</text:p>
          </table:table-cell>
          <table:table-cell table:style-name="ce1590" office:value-type="float" office:value="8" calcext:value-type="float">
            <text:p>8</text:p>
          </table:table-cell>
          <table:table-cell table:style-name="ce1723" office:value-type="string" calcext:value-type="string">
            <text:p>lándzsavívás</text:p>
          </table:table-cell>
          <table:table-cell table:style-name="ce17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style-name="ce1560"/>
          <table:table-cell table:style-name="ce1573" office:value-type="string" calcext:value-type="string">
            <text:p>Fegyver</text:p>
          </table:table-cell>
          <table:table-cell table:style-name="ce1591" office:value-type="string" calcext:value-type="string">
            <text:p>Forgatás módja</text:p>
          </table:table-cell>
          <table:table-cell table:style-name="ce1573" office:value-type="string" calcext:value-type="string">
            <text:p>SP</text:p>
          </table:table-cell>
          <table:table-cell table:style-name="ce1591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table:number-columns-repeated="2"/>
          <table:table-cell table:style-name="ce1573" office:value-type="string" calcext:value-type="string">
            <text:p>Hatótáv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CÉ</text:p>
          </table:table-cell>
          <table:table-cell table:style-name="ce1573" office:value-type="string" calcext:value-type="string">
            <text:p>Osztó</text:p>
          </table:table-cell>
          <table:table-cell table:style-name="ce1573" office:value-type="string" calcext:value-type="string">
            <text:p>Sebesség</text:p>
          </table:table-cell>
          <table:table-cell table:style-name="ce1573" office:value-type="string" calcext:value-type="string">
            <text:p>Harcmodor</text:p>
          </table:table-cell>
          <table:table-cell table:style-name="ce1573"/>
          <table:table-cell table:style-name="ce175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6" office:value-type="string" calcext:value-type="string">
            <text:p>Hajítófegyverek</text:p>
          </table:table-cell>
          <table:table-cell table:style-name="ce1574" office:value-type="string" calcext:value-type="string">
            <text:p>Bola</text:p>
          </table:table-cell>
          <table:table-cell table:style-name="ce1574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number-columns-repeated="2" table:style-name="ce1596" office:value-type="float" office:value="2" calcext:value-type="float">
            <text:p>2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/>
          <table:table-cell table:number-columns-repeated="16369"/>
        </table:table-row>
        <table:table-row table:style-name="ro23">
          <table:table-cell table:style-name="ce1561"/>
          <table:table-cell table:style-name="ce1576" office:value-type="string" calcext:value-type="string">
            <text:p>Dárda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10" table:number-columns-repeated="2"/>
          <table:table-cell table:style-name="ce1597" office:value-type="string" calcext:value-type="string">
            <text:p>5m + (Erő x 3)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3" calcext:value-type="float">
            <text:p>3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7" calcext:value-type="float">
            <text:p>7</text:p>
          </table:table-cell>
          <table:table-cell table:style-name="ce1724" office:value-type="string" calcext:value-type="string">
            <text:p>hajítás</text:p>
          </table:table-cell>
          <table:table-cell table:style-name="ce1744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6"/>
          <table:table-cell table:style-name="ce69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4" office:value-type="string" calcext:value-type="string">
            <text:p>Dobóhál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4m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Hajítóbárd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55"/>
          <table:table-cell table:style-name="ce1578" office:value-type="string" calcext:value-type="string">
            <text:p>Hajítótőr</text:p>
          </table:table-cell>
          <table:table-cell table:style-name="ce1576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15m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725" office:value-type="string" calcext:value-type="string">
            <text:p>hajítás</text:p>
          </table:table-cell>
          <table:table-cell table:style-name="ce1746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77" office:value-type="string" calcext:value-type="string">
            <text:p>kő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10" calcext:value-type="float">
            <text:p>-10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hajítás</text:p>
          </table:table-cell>
          <table:table-cell table:style-name="ce174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Lassz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7" office:value-type="string" calcext:value-type="string">
            <text:p>-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1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8" office:value-type="string" calcext:value-type="string">
            <text:p>Sebesülés az esés következtében lehet.</text:p>
          </table:table-cell>
          <table:table-cell table:style-name="ce697" table:number-columns-repeated="241"/>
          <table:table-cell table:number-columns-repeated="16128"/>
        </table:table-row>
        <table:table-row table:style-name="ro25">
          <table:table-cell/>
          <table:table-cell table:style-name="ce1579" office:value-type="string" calcext:value-type="string">
            <text:p>Parittya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70m</text:p>
          </table:table-cell>
          <table:table-cell table:number-columns-repeated="2" table:style-name="ce1597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Ramiera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Slan csillag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5m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3" calcext:value-type="float">
            <text:p>3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4" calcext:value-type="float">
            <text:p>4</text:p>
          </table:table-cell>
          <table:table-cell table:style-name="ce1718" office:value-type="string" calcext:value-type="string">
            <text:p>hajítás</text:p>
          </table:table-cell>
          <table:table-cell table:style-name="ce1747"/>
          <table:table-cell table:number-columns-repeated="16369"/>
        </table:table-row>
        <table:table-row table:style-name="ro2">
          <table:table-cell table:style-name="ce1412"/>
          <table:table-cell table:style-name="ce1580" office:value-type="string" calcext:value-type="string">
            <text:p>Tőr</text:p>
          </table:table-cell>
          <table:table-cell table:style-name="ce1580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13" table:number-columns-repeated="2"/>
          <table:table-cell table:style-name="ce1599" office:value-type="string" calcext:value-type="string">
            <text:p>10m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2" calcext:value-type="float">
            <text:p>2</text:p>
          </table:table-cell>
          <table:table-cell table:style-name="ce1580" office:value-type="float" office:value="2" calcext:value-type="float">
            <text:p>2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56" office:value-type="string" calcext:value-type="string">
            <text:p>Íjász lőfegyverek</text:p>
          </table:table-cell>
          <table:table-cell table:style-name="ce1574" office:value-type="string" calcext:value-type="string">
            <text:p>Rövid íj</text:p>
          </table:table-cell>
          <table:table-cell table:style-name="ce1574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596" office:value-type="string" calcext:value-type="string">
            <text:p>60m</text:p>
          </table:table-cell>
          <table:table-cell table:number-columns-repeated="2" table:style-name="ce1596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5" calcext:value-type="float">
            <text:p>5</text:p>
          </table:table-cell>
          <table:table-cell table:style-name="ce1718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77" office:value-type="string" calcext:value-type="string">
            <text:p>Hosszú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2" calcext:value-type="float">
            <text:p>12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77" office:value-type="string" calcext:value-type="string">
            <text:p>Visszacsapó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3" calcext:value-type="float">
            <text:p>3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6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Elf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3" calcext:value-type="float">
            <text:p>13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Fúvócső, kicsi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string" calcext:value-type="string">
            <text:p>spec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16m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8" calcext:value-type="float">
            <text:p>8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8" calcext:value-type="float">
            <text:p>8</text:p>
          </table:table-cell>
          <table:table-cell table:style-name="ce1724" office:value-type="string" calcext:value-type="string">
            <text:p>íjászat</text:p>
          </table:table-cell>
          <table:table-cell table:style-name="ce17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Fúvócső, vadász</text:p>
          </table:table-cell>
          <table:table-cell table:style-name="ce1579" office:value-type="string" calcext:value-type="string">
            <text:p>két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3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0" calcext:value-type="float">
            <text:p>1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íjászat</text:p>
          </table:table-cell>
          <table:table-cell table:style-name="ce1748"/>
          <table:table-cell table:style-name="ce69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övész lőfegyverek</text:p>
          </table:table-cell>
          <table:table-cell table:style-name="ce1574" office:value-type="string" calcext:value-type="string">
            <text:p>Kézi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9" calcext:value-type="float">
            <text:p>9</text:p>
          </table:table-cell>
          <table:table-cell table:style-name="ce1718" office:value-type="string" calcext:value-type="string">
            <text:p>lövészet</text:p>
          </table:table-cell>
          <table:table-cell table:style-name="ce17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77" office:value-type="string" calcext:value-type="string">
            <text:p>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6" calcext:value-type="float">
            <text:p>6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8" calcext:value-type="float">
            <text:p>8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4" calcext:value-type="float">
            <text:p>4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2" calcext:value-type="float">
            <text:p>12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Nehéz 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15" calcext:value-type="float">
            <text:p>15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80m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5" calcext:value-type="float">
            <text:p>1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77" office:value-type="string" calcext:value-type="string">
            <text:p>Shadoni páncéltörő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20" calcext:value-type="float">
            <text:p>20</text:p>
          </table:table-cell>
          <table:table-cell table:style-name="ce1577" office:value-type="string" calcext:value-type="string">
            <text:p>Z</text:p>
          </table:table-cell>
          <table:table-cell table:style-name="ce1598" office:value-type="float" office:value="20" calcext:value-type="float">
            <text:p>2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number-columns-repeated="2" table:style-name="ce1577" office:value-type="float" office:value="0" calcext:value-type="float">
            <text:p>0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string" calcext:value-type="string">
            <text:p>-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hare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3" calcext:value-type="float">
            <text:p>3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12"/>
          <table:table-cell table:style-name="ce1580" office:value-type="string" calcext:value-type="string">
            <text:p>Aquir nyílpuska</text:p>
          </table:table-cell>
          <table:table-cell table:style-name="ce1580" office:value-type="string" calcext:value-type="string">
            <text:p>egykezes</text:p>
          </table:table-cell>
          <table:table-cell table:style-name="ce1580" office:value-type="string" calcext:value-type="string">
            <text:p>halál / +6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20" calcext:value-type="float">
            <text:p>20</text:p>
          </table:table-cell>
          <table:table-cell table:style-name="ce1613" table:number-columns-repeated="2"/>
          <table:table-cell table:style-name="ce1599" office:value-type="string" calcext:value-type="string">
            <text:p>50m</text:p>
          </table:table-cell>
          <table:table-cell table:style-name="ce1580" office:value-type="float" office:value="8" calcext:value-type="float">
            <text:p>8</text:p>
          </table:table-cell>
          <table:table-cell table:style-name="ce1580" office:value-type="float" office:value="16" calcext:value-type="float">
            <text:p>16</text:p>
          </table:table-cell>
          <table:table-cell table:style-name="ce1580" office:value-type="float" office:value="4" calcext:value-type="float">
            <text:p>4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lövészet</text:p>
          </table:table-cell>
          <table:table-cell table:style-name="ce175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51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555"/>
          <table:table-cell table:number-columns-repeated="12"/>
          <table:table-cell table:style-name="ce733"/>
          <table:table-cell table:number-columns-repeated="16370"/>
        </table:table-row>
        <table:table-row table:style-name="ro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number-columns-repeated="2"/>
          <table:table-cell table:style-name="ce1592"/>
          <table:table-cell table:number-columns-repeated="10"/>
          <table:table-cell table:style-name="ce73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5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5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7" office:value-type="string" calcext:value-type="string">
            <text:p>Karakter pontok (KP) elosztása </text:p>
          </table:table-cell>
          <table:table-cell table:style-name="ce1867"/>
          <table:table-cell table:number-columns-repeated="16382"/>
        </table:table-row>
        <table:table-row table:style-name="ro22">
          <table:table-cell/>
          <table:table-cell table:style-name="ce18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2">
          <table:table-cell table:style-name="ce186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69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7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7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5"/>
          <table:covered-table-cell table:style-name="ce1664"/>
          <table:covered-table-cell table:style-name="ce1672"/>
          <table:covered-table-cell table:style-name="ce1681"/>
          <table:covered-table-cell table:number-columns-repeated="6" table:style-name="ce1672"/>
          <table:covered-table-cell table:number-columns-repeated="3" table:style-name="ce1781"/>
          <table:covered-table-cell table:style-name="ce1672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55"/>
          <table:table-cell table:style-name="ce1664"/>
          <table:table-cell table:style-name="ce1672"/>
          <table:table-cell table:style-name="ce1681"/>
          <table:table-cell table:style-name="ce1672" table:number-columns-repeated="6"/>
          <table:table-cell table:style-name="ce1781" table:number-columns-repeated="3"/>
          <table:table-cell table:style-name="ce1672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2" office:value-type="string" calcext:value-type="string">
            <text:p>Szint</text:p>
          </table:table-cell>
          <table:table-cell table:style-name="ce1642" office:value-type="string" calcext:value-type="string" table:number-columns-spanned="2" table:number-rows-spanned="1">
            <text:p>KP</text:p>
          </table:table-cell>
          <table:covered-table-cell table:style-name="ce164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50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3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0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50"/>
          <table:table-cell table:number-columns-repeated="240"/>
        </table:table-row>
        <table:table-row table:style-name="ro2">
          <table:table-cell table:style-name="ce163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-10" calcext:value-type="float">
            <text:p>-10</text:p>
          </table:table-cell>
          <table:table-cell table:style-name="ce1650" office:value-type="float" office:value="-20" calcext:value-type="float">
            <text:p>-20</text:p>
          </table:table-cell>
          <table:table-cell table:style-name="ce165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4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44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712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12" office:value-type="string" calcext:value-type="string">
            <text:p>Erőbónusz</text:p>
          </table:table-cell>
          <table:table-cell table:style-name="ce1712" table:formula="of:=[$Alapértékek.C1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2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1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37"/>
          <table:table-cell table:number-columns-repeated="2"/>
          <table:table-cell table:style-name="ce16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7"/>
          <table:table-cell table:number-columns-repeated="2"/>
          <table:table-cell table:style-name="ce16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7"/>
          <table:table-cell table:number-columns-repeated="2"/>
          <table:table-cell table:style-name="ce16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6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50" office:value-type="string" calcext:value-type="string">
            <text:p>Erőbónusz</text:p>
          </table:table-cell>
          <table:table-cell table:style-name="ce1650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637"/>
          <table:table-cell table:number-columns-repeated="2"/>
          <table:table-cell table:style-name="ce1649" office:value-type="string" calcext:value-type="string">
            <text:p>Fok</text:p>
          </table:table-cell>
          <table:table-cell table:style-name="ce16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2">
          <table:table-cell table:style-name="ce1637"/>
          <table:table-cell table:number-columns-repeated="2"/>
          <table:table-cell table:style-name="ce1650" office:value-type="float" office:value="0" calcext:value-type="float">
            <text:p>0</text:p>
          </table:table-cell>
          <table:table-cell table:style-name="ce16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50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7"/>
          <table:table-cell table:style-name="ce1485"/>
          <table:table-cell/>
          <table:table-cell table:style-name="ce1650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50"/>
          <table:table-cell table:number-columns-repeated="248"/>
        </table:table-row>
        <table:table-row table:style-name="ro2">
          <table:table-cell table:style-name="ce1637"/>
          <table:table-cell table:number-columns-repeated="2"/>
          <table:table-cell table:style-name="ce1650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5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7"/>
          <table:table-cell table:number-columns-repeated="2"/>
          <table:table-cell table:style-name="ce1650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49" office:value-type="string" calcext:value-type="string">
            <text:p>Fok</text:p>
          </table:table-cell>
          <table:table-cell table:style-name="ce1649" office:value-type="string" calcext:value-type="string">
            <text:p>Sebesség bónusz</text:p>
          </table:table-cell>
          <table:table-cell table:style-name="ce164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7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7"/>
          <table:table-cell table:number-columns-repeated="4"/>
          <table:table-cell table:style-name="ce168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6">
          <table:table-cell table:style-name="ce1637"/>
          <table:table-cell table:style-name="ce1646" office:value-type="string" calcext:value-type="string" table:number-columns-spanned="2" table:number-rows-spanned="1">
            <text:p>Pajzs</text:p>
          </table:table-cell>
          <table:covered-table-cell/>
          <table:table-cell table:style-name="ce1646" office:value-type="string" calcext:value-type="string">
            <text:p>VÉ</text:p>
          </table:table-cell>
          <table:table-cell table:style-name="ce1646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43" table:number-columns-repeated="4"/>
          <table:table-cell table:number-columns-repeated="243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51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643" table:number-columns-repeated="2"/>
          <table:table-cell table:number-columns-repeated="243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9" table:content-validation-name="val184" office:value-type="string" calcext:value-type="string">
            <text:p>Fok</text:p>
          </table:table-cell>
          <table:table-cell table:style-name="ce1649" table:content-validation-name="val184" office:value-type="string" calcext:value-type="string">
            <text:p>Bónusz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37"/>
          <table:table-cell table:number-columns-repeated="7"/>
          <table:table-cell table:style-name="ce1839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37" table:content-validation-name="val56"/>
          <table:table-cell table:style-name="ce1648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1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37" table:content-validation-name="val56"/>
          <table:table-cell table:style-name="ce1649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3" table:content-validation-name="val56"/>
          <table:table-cell table:style-name="ce1649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3" table:content-validation-name="val56"/>
          <table:table-cell table:content-validation-name="val56" table:number-columns-repeated="3"/>
          <table:table-cell table:style-name="ce735" table:number-columns-repeated="3"/>
          <table:table-cell table:style-name="ce1788"/>
          <table:table-cell table:number-columns-repeated="243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670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5" table:content-validation-name="val56"/>
          <table:table-cell table:style-name="ce735" table:content-validation-name="val56"/>
          <table:table-cell table:style-name="ce1788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670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649" table:content-validation-name="val56" office:value-type="string" calcext:value-type="string">
            <text:p>Fegyver</text:p>
          </table:table-cell>
          <table:table-cell table:style-name="ce1649" table:content-validation-name="val56" office:value-type="string" calcext:value-type="string">
            <text:p>Mf Innen számít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670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670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44" table:content-validation-name="val56" table:number-columns-repeated="3"/>
          <table:table-cell table:style-name="ce1839" table:content-validation-name="val56"/>
          <table:table-cell table:style-name="ce1691" table:content-validation-name="val56"/>
          <table:table-cell table:style-name="ce1839" table:content-validation-name="val56" table:number-columns-repeated="3"/>
          <table:table-cell table:style-name="ce735" table:content-validation-name="val56" table:number-columns-repeated="3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651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3" table:content-validation-name="val56"/>
          <table:covered-table-cell table:style-name="ce735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671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671" table:content-validation-name="val56"/>
          <table:table-cell table:style-name="ce1671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671" table:content-validation-name="val56" office:value-type="string" calcext:value-type="string">
            <text:p>Szúró</text:p>
          </table:table-cell>
          <table:table-cell table:style-name="ce1671" table:content-validation-name="val56" office:value-type="string" calcext:value-type="string">
            <text:p>Vágó</text:p>
          </table:table-cell>
          <table:table-cell table:style-name="ce1671" table:content-validation-name="val56" office:value-type="string" calcext:value-type="string">
            <text:p>Zúzó</text:p>
          </table:table-cell>
          <table:table-cell table:style-name="ce1671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65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65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65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671" table:content-validation-name="val56" office:value-type="string" calcext:value-type="string">
            <text:p>SFÉ</text:p>
          </table:table-cell>
          <table:table-cell table:style-name="ce1671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671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37"/>
          <table:table-cell table:style-name="Default" table:number-columns-repeated="4"/>
          <table:table-cell table:style-name="ce1691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7"/>
          <table:table-cell table:style-name="ce1644" table:number-columns-repeated="3"/>
          <table:table-cell table:style-name="ce1839"/>
          <table:table-cell table:style-name="ce1691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7"/>
          <table:table-cell table:style-name="ce1644" table:number-columns-repeated="3"/>
          <table:table-cell table:style-name="ce1839"/>
          <table:table-cell table:style-name="ce1691"/>
          <table:table-cell table:style-name="ce1839" table:number-columns-repeated="6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7"/>
          <table:table-cell table:style-name="ce1644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7"/>
          <table:table-cell table:number-columns-repeated="8"/>
          <table:table-cell table:style-name="ce1839" table:number-columns-repeated="3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7:30:48.53137621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5-16T23:22:38.283786083</dc:date>
    <meta:editing-cycles>596</meta:editing-cycles>
    <meta:editing-duration>P4DT10H17M3S</meta:editing-duration>
    <meta:document-statistic meta:table-count="11" meta:cell-count="33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